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2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SURV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REAT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2]=&quot;&gt;100&quot;;4;IF([.H2]=&quot;51-100&quot;;3;IF([.H2]=&quot;10-50&quot;;2;IF([.H2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3]=&quot;&gt;100&quot;;4;IF([.H3]=&quot;51-100&quot;;3;IF([.H3]=&quot;10-50&quot;;2;IF([.H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4]=&quot;&gt;100&quot;;4;IF([.H4]=&quot;51-100&quot;;3;IF([.H4]=&quot;10-50&quot;;2;IF([.H4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lack</text:p>
          </table:table-cell>
          <table:table-cell office:value-type="string" calcext:value-type="string">
            <text:p>&lt;10</text:p>
          </table:table-cell>
          <table:table-cell table:formula="of:=IF([.H5]=&quot;&gt;100&quot;;4;IF([.H5]=&quot;51-100&quot;;3;IF([.H5]=&quot;10-50&quot;;2;IF([.H5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lack</text:p>
          </table:table-cell>
          <table:table-cell office:value-type="string" calcext:value-type="string">
            <text:p>&gt;100</text:p>
          </table:table-cell>
          <table:table-cell table:formula="of:=IF([.H6]=&quot;&gt;100&quot;;4;IF([.H6]=&quot;51-100&quot;;3;IF([.H6]=&quot;10-50&quot;;2;IF([.H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lack</text:p>
          </table:table-cell>
          <table:table-cell office:value-type="string" calcext:value-type="string">
            <text:p>&gt;100</text:p>
          </table:table-cell>
          <table:table-cell table:formula="of:=IF([.H7]=&quot;&gt;100&quot;;4;IF([.H7]=&quot;51-100&quot;;3;IF([.H7]=&quot;10-50&quot;;2;IF([.H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8]=&quot;&gt;100&quot;;4;IF([.H8]=&quot;51-100&quot;;3;IF([.H8]=&quot;10-50&quot;;2;IF([.H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9]=&quot;&gt;100&quot;;4;IF([.H9]=&quot;51-100&quot;;3;IF([.H9]=&quot;10-50&quot;;2;IF([.H9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0]=&quot;&gt;100&quot;;4;IF([.H10]=&quot;51-100&quot;;3;IF([.H10]=&quot;10-50&quot;;2;IF([.H10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1]=&quot;&gt;100&quot;;4;IF([.H11]=&quot;51-100&quot;;3;IF([.H11]=&quot;10-50&quot;;2;IF([.H11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51-100</text:p>
          </table:table-cell>
          <table:table-cell table:formula="of:=IF([.H12]=&quot;&gt;100&quot;;4;IF([.H12]=&quot;51-100&quot;;3;IF([.H12]=&quot;10-50&quot;;2;IF([.H12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3]=&quot;&gt;100&quot;;4;IF([.H13]=&quot;51-100&quot;;3;IF([.H13]=&quot;10-50&quot;;2;IF([.H1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14]=&quot;&gt;100&quot;;4;IF([.H14]=&quot;51-100&quot;;3;IF([.H14]=&quot;10-50&quot;;2;IF([.H14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5]=&quot;&gt;100&quot;;4;IF([.H15]=&quot;51-100&quot;;3;IF([.H15]=&quot;10-50&quot;;2;IF([.H15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16]=&quot;&gt;100&quot;;4;IF([.H16]=&quot;51-100&quot;;3;IF([.H16]=&quot;10-50&quot;;2;IF([.H1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7]=&quot;&gt;100&quot;;4;IF([.H17]=&quot;51-100&quot;;3;IF([.H17]=&quot;10-50&quot;;2;IF([.H1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8]=&quot;&gt;100&quot;;4;IF([.H18]=&quot;51-100&quot;;3;IF([.H18]=&quot;10-50&quot;;2;IF([.H1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19]=&quot;&gt;100&quot;;4;IF([.H19]=&quot;51-100&quot;;3;IF([.H19]=&quot;10-50&quot;;2;IF([.H19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20]=&quot;&gt;100&quot;;4;IF([.H20]=&quot;51-100&quot;;3;IF([.H20]=&quot;10-50&quot;;2;IF([.H20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21]=&quot;&gt;100&quot;;4;IF([.H21]=&quot;51-100&quot;;3;IF([.H21]=&quot;10-50&quot;;2;IF([.H21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22]=&quot;&gt;100&quot;;4;IF([.H22]=&quot;51-100&quot;;3;IF([.H22]=&quot;10-50&quot;;2;IF([.H22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23]=&quot;&gt;100&quot;;4;IF([.H23]=&quot;51-100&quot;;3;IF([.H23]=&quot;10-50&quot;;2;IF([.H2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lt;10</text:p>
          </table:table-cell>
          <table:table-cell table:formula="of:=IF([.H24]=&quot;&gt;100&quot;;4;IF([.H24]=&quot;51-100&quot;;3;IF([.H24]=&quot;10-50&quot;;2;IF([.H24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25]=&quot;&gt;100&quot;;4;IF([.H25]=&quot;51-100&quot;;3;IF([.H25]=&quot;10-50&quot;;2;IF([.H25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10-50</text:p>
          </table:table-cell>
          <table:table-cell table:formula="of:=IF([.H26]=&quot;&gt;100&quot;;4;IF([.H26]=&quot;51-100&quot;;3;IF([.H26]=&quot;10-50&quot;;2;IF([.H26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27]=&quot;&gt;100&quot;;4;IF([.H27]=&quot;51-100&quot;;3;IF([.H27]=&quot;10-50&quot;;2;IF([.H2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10-50</text:p>
          </table:table-cell>
          <table:table-cell table:formula="of:=IF([.H28]=&quot;&gt;100&quot;;4;IF([.H28]=&quot;51-100&quot;;3;IF([.H28]=&quot;10-50&quot;;2;IF([.H28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29]=&quot;&gt;100&quot;;4;IF([.H29]=&quot;51-100&quot;;3;IF([.H29]=&quot;10-50&quot;;2;IF([.H29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lt;10</text:p>
          </table:table-cell>
          <table:table-cell table:formula="of:=IF([.H30]=&quot;&gt;100&quot;;4;IF([.H30]=&quot;51-100&quot;;3;IF([.H30]=&quot;10-50&quot;;2;IF([.H30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31]=&quot;&gt;100&quot;;4;IF([.H31]=&quot;51-100&quot;;3;IF([.H31]=&quot;10-50&quot;;2;IF([.H31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32]=&quot;&gt;100&quot;;4;IF([.H32]=&quot;51-100&quot;;3;IF([.H32]=&quot;10-50&quot;;2;IF([.H32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33]=&quot;&gt;100&quot;;4;IF([.H33]=&quot;51-100&quot;;3;IF([.H33]=&quot;10-50&quot;;2;IF([.H33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34]=&quot;&gt;100&quot;;4;IF([.H34]=&quot;51-100&quot;;3;IF([.H34]=&quot;10-50&quot;;2;IF([.H34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35]=&quot;&gt;100&quot;;4;IF([.H35]=&quot;51-100&quot;;3;IF([.H35]=&quot;10-50&quot;;2;IF([.H35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36]=&quot;&gt;100&quot;;4;IF([.H36]=&quot;51-100&quot;;3;IF([.H36]=&quot;10-50&quot;;2;IF([.H3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37]=&quot;&gt;100&quot;;4;IF([.H37]=&quot;51-100&quot;;3;IF([.H37]=&quot;10-50&quot;;2;IF([.H3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38]=&quot;&gt;100&quot;;4;IF([.H38]=&quot;51-100&quot;;3;IF([.H38]=&quot;10-50&quot;;2;IF([.H3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39]=&quot;&gt;100&quot;;4;IF([.H39]=&quot;51-100&quot;;3;IF([.H39]=&quot;10-50&quot;;2;IF([.H39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40]=&quot;&gt;100&quot;;4;IF([.H40]=&quot;51-100&quot;;3;IF([.H40]=&quot;10-50&quot;;2;IF([.H40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41]=&quot;&gt;100&quot;;4;IF([.H41]=&quot;51-100&quot;;3;IF([.H41]=&quot;10-50&quot;;2;IF([.H41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42]=&quot;&gt;100&quot;;4;IF([.H42]=&quot;51-100&quot;;3;IF([.H42]=&quot;10-50&quot;;2;IF([.H42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43]=&quot;&gt;100&quot;;4;IF([.H43]=&quot;51-100&quot;;3;IF([.H43]=&quot;10-50&quot;;2;IF([.H4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44]=&quot;&gt;100&quot;;4;IF([.H44]=&quot;51-100&quot;;3;IF([.H44]=&quot;10-50&quot;;2;IF([.H44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big black</text:p>
          </table:table-cell>
          <table:table-cell office:value-type="string" calcext:value-type="string">
            <text:p>&lt;10</text:p>
          </table:table-cell>
          <table:table-cell table:formula="of:=IF([.H45]=&quot;&gt;100&quot;;4;IF([.H45]=&quot;51-100&quot;;3;IF([.H45]=&quot;10-50&quot;;2;IF([.H45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46]=&quot;&gt;100&quot;;4;IF([.H46]=&quot;51-100&quot;;3;IF([.H46]=&quot;10-50&quot;;2;IF([.H46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big black</text:p>
          </table:table-cell>
          <table:table-cell office:value-type="string" calcext:value-type="string">
            <text:p>&lt;10</text:p>
          </table:table-cell>
          <table:table-cell table:formula="of:=IF([.H47]=&quot;&gt;100&quot;;4;IF([.H47]=&quot;51-100&quot;;3;IF([.H47]=&quot;10-50&quot;;2;IF([.H47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48]=&quot;&gt;100&quot;;4;IF([.H48]=&quot;51-100&quot;;3;IF([.H48]=&quot;10-50&quot;;2;IF([.H48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49]=&quot;&gt;100&quot;;4;IF([.H49]=&quot;51-100&quot;;3;IF([.H49]=&quot;10-50&quot;;2;IF([.H49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51-100</text:p>
          </table:table-cell>
          <table:table-cell table:formula="of:=IF([.H50]=&quot;&gt;100&quot;;4;IF([.H50]=&quot;51-100&quot;;3;IF([.H50]=&quot;10-50&quot;;2;IF([.H50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big black</text:p>
          </table:table-cell>
          <table:table-cell office:value-type="string" calcext:value-type="string">
            <text:p>&lt;10</text:p>
          </table:table-cell>
          <table:table-cell table:formula="of:=IF([.H51]=&quot;&gt;100&quot;;4;IF([.H51]=&quot;51-100&quot;;3;IF([.H51]=&quot;10-50&quot;;2;IF([.H51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52]=&quot;&gt;100&quot;;4;IF([.H52]=&quot;51-100&quot;;3;IF([.H52]=&quot;10-50&quot;;2;IF([.H52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53]=&quot;&gt;100&quot;;4;IF([.H53]=&quot;51-100&quot;;3;IF([.H53]=&quot;10-50&quot;;2;IF([.H5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54]=&quot;&gt;100&quot;;4;IF([.H54]=&quot;51-100&quot;;3;IF([.H54]=&quot;10-50&quot;;2;IF([.H54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55]=&quot;&gt;100&quot;;4;IF([.H55]=&quot;51-100&quot;;3;IF([.H55]=&quot;10-50&quot;;2;IF([.H55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56]=&quot;&gt;100&quot;;4;IF([.H56]=&quot;51-100&quot;;3;IF([.H56]=&quot;10-50&quot;;2;IF([.H5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57]=&quot;&gt;100&quot;;4;IF([.H57]=&quot;51-100&quot;;3;IF([.H57]=&quot;10-50&quot;;2;IF([.H5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58]=&quot;&gt;100&quot;;4;IF([.H58]=&quot;51-100&quot;;3;IF([.H58]=&quot;10-50&quot;;2;IF([.H58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59]=&quot;&gt;100&quot;;4;IF([.H59]=&quot;51-100&quot;;3;IF([.H59]=&quot;10-50&quot;;2;IF([.H59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60]=&quot;&gt;100&quot;;4;IF([.H60]=&quot;51-100&quot;;3;IF([.H60]=&quot;10-50&quot;;2;IF([.H60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big black</text:p>
          </table:table-cell>
          <table:table-cell office:value-type="string" calcext:value-type="string">
            <text:p>&lt;10</text:p>
          </table:table-cell>
          <table:table-cell table:formula="of:=IF([.H61]=&quot;&gt;100&quot;;4;IF([.H61]=&quot;51-100&quot;;3;IF([.H61]=&quot;10-50&quot;;2;IF([.H61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62]=&quot;&gt;100&quot;;4;IF([.H62]=&quot;51-100&quot;;3;IF([.H62]=&quot;10-50&quot;;2;IF([.H62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lt;10</text:p>
          </table:table-cell>
          <table:table-cell table:formula="of:=IF([.H63]=&quot;&gt;100&quot;;4;IF([.H63]=&quot;51-100&quot;;3;IF([.H63]=&quot;10-50&quot;;2;IF([.H63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big black</text:p>
          </table:table-cell>
          <table:table-cell office:value-type="string" calcext:value-type="string">
            <text:p>&lt;10</text:p>
          </table:table-cell>
          <table:table-cell table:formula="of:=IF([.H64]=&quot;&gt;100&quot;;4;IF([.H64]=&quot;51-100&quot;;3;IF([.H64]=&quot;10-50&quot;;2;IF([.H64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65]=&quot;&gt;100&quot;;4;IF([.H65]=&quot;51-100&quot;;3;IF([.H65]=&quot;10-50&quot;;2;IF([.H65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66]=&quot;&gt;100&quot;;4;IF([.H66]=&quot;51-100&quot;;3;IF([.H66]=&quot;10-50&quot;;2;IF([.H6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67]=&quot;&gt;100&quot;;4;IF([.H67]=&quot;51-100&quot;;3;IF([.H67]=&quot;10-50&quot;;2;IF([.H6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68]=&quot;&gt;100&quot;;4;IF([.H68]=&quot;51-100&quot;;3;IF([.H68]=&quot;10-50&quot;;2;IF([.H6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69]=&quot;&gt;100&quot;;4;IF([.H69]=&quot;51-100&quot;;3;IF([.H69]=&quot;10-50&quot;;2;IF([.H69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big brown</text:p>
          </table:table-cell>
          <table:table-cell office:value-type="string" calcext:value-type="string">
            <text:p>&lt;10</text:p>
          </table:table-cell>
          <table:table-cell table:formula="of:=IF([.H70]=&quot;&gt;100&quot;;4;IF([.H70]=&quot;51-100&quot;;3;IF([.H70]=&quot;10-50&quot;;2;IF([.H70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71]=&quot;&gt;100&quot;;4;IF([.H71]=&quot;51-100&quot;;3;IF([.H71]=&quot;10-50&quot;;2;IF([.H71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72]=&quot;&gt;100&quot;;4;IF([.H72]=&quot;51-100&quot;;3;IF([.H72]=&quot;10-50&quot;;2;IF([.H72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73]=&quot;&gt;100&quot;;4;IF([.H73]=&quot;51-100&quot;;3;IF([.H73]=&quot;10-50&quot;;2;IF([.H7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74]=&quot;&gt;100&quot;;4;IF([.H74]=&quot;51-100&quot;;3;IF([.H74]=&quot;10-50&quot;;2;IF([.H74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75]=&quot;&gt;100&quot;;4;IF([.H75]=&quot;51-100&quot;;3;IF([.H75]=&quot;10-50&quot;;2;IF([.H75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76]=&quot;&gt;100&quot;;4;IF([.H76]=&quot;51-100&quot;;3;IF([.H76]=&quot;10-50&quot;;2;IF([.H76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77]=&quot;&gt;100&quot;;4;IF([.H77]=&quot;51-100&quot;;3;IF([.H77]=&quot;10-50&quot;;2;IF([.H77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78]=&quot;&gt;100&quot;;4;IF([.H78]=&quot;51-100&quot;;3;IF([.H78]=&quot;10-50&quot;;2;IF([.H78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79]=&quot;&gt;100&quot;;4;IF([.H79]=&quot;51-100&quot;;3;IF([.H79]=&quot;10-50&quot;;2;IF([.H79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80]=&quot;&gt;100&quot;;4;IF([.H80]=&quot;51-100&quot;;3;IF([.H80]=&quot;10-50&quot;;2;IF([.H80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81]=&quot;&gt;100&quot;;4;IF([.H81]=&quot;51-100&quot;;3;IF([.H81]=&quot;10-50&quot;;2;IF([.H81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82]=&quot;&gt;100&quot;;4;IF([.H82]=&quot;51-100&quot;;3;IF([.H82]=&quot;10-50&quot;;2;IF([.H82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51-100</text:p>
          </table:table-cell>
          <table:table-cell table:formula="of:=IF([.H83]=&quot;&gt;100&quot;;4;IF([.H83]=&quot;51-100&quot;;3;IF([.H83]=&quot;10-50&quot;;2;IF([.H83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big brown</text:p>
          </table:table-cell>
          <table:table-cell office:value-type="string" calcext:value-type="string">
            <text:p>&lt;10</text:p>
          </table:table-cell>
          <table:table-cell table:formula="of:=IF([.H84]=&quot;&gt;100&quot;;4;IF([.H84]=&quot;51-100&quot;;3;IF([.H84]=&quot;10-50&quot;;2;IF([.H84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85]=&quot;&gt;100&quot;;4;IF([.H85]=&quot;51-100&quot;;3;IF([.H85]=&quot;10-50&quot;;2;IF([.H85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86]=&quot;&gt;100&quot;;4;IF([.H86]=&quot;51-100&quot;;3;IF([.H86]=&quot;10-50&quot;;2;IF([.H8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gt;100</text:p>
          </table:table-cell>
          <table:table-cell table:formula="of:=IF([.H87]=&quot;&gt;100&quot;;4;IF([.H87]=&quot;51-100&quot;;3;IF([.H87]=&quot;10-50&quot;;2;IF([.H8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51-100</text:p>
          </table:table-cell>
          <table:table-cell table:formula="of:=IF([.H88]=&quot;&gt;100&quot;;4;IF([.H88]=&quot;51-100&quot;;3;IF([.H88]=&quot;10-50&quot;;2;IF([.H88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89]=&quot;&gt;100&quot;;4;IF([.H89]=&quot;51-100&quot;;3;IF([.H89]=&quot;10-50&quot;;2;IF([.H89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90]=&quot;&gt;100&quot;;4;IF([.H90]=&quot;51-100&quot;;3;IF([.H90]=&quot;10-50&quot;;2;IF([.H90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91]=&quot;&gt;100&quot;;4;IF([.H91]=&quot;51-100&quot;;3;IF([.H91]=&quot;10-50&quot;;2;IF([.H91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92]=&quot;&gt;100&quot;;4;IF([.H92]=&quot;51-100&quot;;3;IF([.H92]=&quot;10-50&quot;;2;IF([.H92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93]=&quot;&gt;100&quot;;4;IF([.H93]=&quot;51-100&quot;;3;IF([.H93]=&quot;10-50&quot;;2;IF([.H93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94]=&quot;&gt;100&quot;;4;IF([.H94]=&quot;51-100&quot;;3;IF([.H94]=&quot;10-50&quot;;2;IF([.H94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95]=&quot;&gt;100&quot;;4;IF([.H95]=&quot;51-100&quot;;3;IF([.H95]=&quot;10-50&quot;;2;IF([.H95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96]=&quot;&gt;100&quot;;4;IF([.H96]=&quot;51-100&quot;;3;IF([.H96]=&quot;10-50&quot;;2;IF([.H9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lt;10</text:p>
          </table:table-cell>
          <table:table-cell table:formula="of:=IF([.H97]=&quot;&gt;100&quot;;4;IF([.H97]=&quot;51-100&quot;;3;IF([.H97]=&quot;10-50&quot;;2;IF([.H97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98]=&quot;&gt;100&quot;;4;IF([.H98]=&quot;51-100&quot;;3;IF([.H98]=&quot;10-50&quot;;2;IF([.H98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big black</text:p>
          </table:table-cell>
          <table:table-cell office:value-type="string" calcext:value-type="string">
            <text:p>&lt;10</text:p>
          </table:table-cell>
          <table:table-cell table:formula="of:=IF([.H99]=&quot;&gt;100&quot;;4;IF([.H99]=&quot;51-100&quot;;3;IF([.H99]=&quot;10-50&quot;;2;IF([.H99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00]=&quot;&gt;100&quot;;4;IF([.H100]=&quot;51-100&quot;;3;IF([.H100]=&quot;10-50&quot;;2;IF([.H100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101]=&quot;&gt;100&quot;;4;IF([.H101]=&quot;51-100&quot;;3;IF([.H101]=&quot;10-50&quot;;2;IF([.H101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102]=&quot;&gt;100&quot;;4;IF([.H102]=&quot;51-100&quot;;3;IF([.H102]=&quot;10-50&quot;;2;IF([.H102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103]=&quot;&gt;100&quot;;4;IF([.H103]=&quot;51-100&quot;;3;IF([.H103]=&quot;10-50&quot;;2;IF([.H10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104]=&quot;&gt;100&quot;;4;IF([.H104]=&quot;51-100&quot;;3;IF([.H104]=&quot;10-50&quot;;2;IF([.H104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05]=&quot;&gt;100&quot;;4;IF([.H105]=&quot;51-100&quot;;3;IF([.H105]=&quot;10-50&quot;;2;IF([.H105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06]=&quot;&gt;100&quot;;4;IF([.H106]=&quot;51-100&quot;;3;IF([.H106]=&quot;10-50&quot;;2;IF([.H106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07]=&quot;&gt;100&quot;;4;IF([.H107]=&quot;51-100&quot;;3;IF([.H107]=&quot;10-50&quot;;2;IF([.H107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08]=&quot;&gt;100&quot;;4;IF([.H108]=&quot;51-100&quot;;3;IF([.H108]=&quot;10-50&quot;;2;IF([.H108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lt;10</text:p>
          </table:table-cell>
          <table:table-cell table:formula="of:=IF([.H109]=&quot;&gt;100&quot;;4;IF([.H109]=&quot;51-100&quot;;3;IF([.H109]=&quot;10-50&quot;;2;IF([.H109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10-50</text:p>
          </table:table-cell>
          <table:table-cell table:formula="of:=IF([.H110]=&quot;&gt;100&quot;;4;IF([.H110]=&quot;51-100&quot;;3;IF([.H110]=&quot;10-50&quot;;2;IF([.H110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11]=&quot;&gt;100&quot;;4;IF([.H111]=&quot;51-100&quot;;3;IF([.H111]=&quot;10-50&quot;;2;IF([.H111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12]=&quot;&gt;100&quot;;4;IF([.H112]=&quot;51-100&quot;;3;IF([.H112]=&quot;10-50&quot;;2;IF([.H112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13]=&quot;&gt;100&quot;;4;IF([.H113]=&quot;51-100&quot;;3;IF([.H113]=&quot;10-50&quot;;2;IF([.H113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14]=&quot;&gt;100&quot;;4;IF([.H114]=&quot;51-100&quot;;3;IF([.H114]=&quot;10-50&quot;;2;IF([.H114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115]=&quot;&gt;100&quot;;4;IF([.H115]=&quot;51-100&quot;;3;IF([.H115]=&quot;10-50&quot;;2;IF([.H115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116]=&quot;&gt;100&quot;;4;IF([.H116]=&quot;51-100&quot;;3;IF([.H116]=&quot;10-50&quot;;2;IF([.H116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51-100</text:p>
          </table:table-cell>
          <table:table-cell table:formula="of:=IF([.H117]=&quot;&gt;100&quot;;4;IF([.H117]=&quot;51-100&quot;;3;IF([.H117]=&quot;10-50&quot;;2;IF([.H117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51-100</text:p>
          </table:table-cell>
          <table:table-cell table:formula="of:=IF([.H118]=&quot;&gt;100&quot;;4;IF([.H118]=&quot;51-100&quot;;3;IF([.H118]=&quot;10-50&quot;;2;IF([.H118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19]=&quot;&gt;100&quot;;4;IF([.H119]=&quot;51-100&quot;;3;IF([.H119]=&quot;10-50&quot;;2;IF([.H119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20]=&quot;&gt;100&quot;;4;IF([.H120]=&quot;51-100&quot;;3;IF([.H120]=&quot;10-50&quot;;2;IF([.H120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21]=&quot;&gt;100&quot;;4;IF([.H121]=&quot;51-100&quot;;3;IF([.H121]=&quot;10-50&quot;;2;IF([.H121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122]=&quot;&gt;100&quot;;4;IF([.H122]=&quot;51-100&quot;;3;IF([.H122]=&quot;10-50&quot;;2;IF([.H122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123]=&quot;&gt;100&quot;;4;IF([.H123]=&quot;51-100&quot;;3;IF([.H123]=&quot;10-50&quot;;2;IF([.H123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lack</text:p>
          </table:table-cell>
          <table:table-cell office:value-type="string" calcext:value-type="string">
            <text:p>10-50</text:p>
          </table:table-cell>
          <table:table-cell table:formula="of:=IF([.H124]=&quot;&gt;100&quot;;4;IF([.H124]=&quot;51-100&quot;;3;IF([.H124]=&quot;10-50&quot;;2;IF([.H124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125]=&quot;&gt;100&quot;;4;IF([.H125]=&quot;51-100&quot;;3;IF([.H125]=&quot;10-50&quot;;2;IF([.H125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26]=&quot;&gt;100&quot;;4;IF([.H126]=&quot;51-100&quot;;3;IF([.H126]=&quot;10-50&quot;;2;IF([.H126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27]=&quot;&gt;100&quot;;4;IF([.H127]=&quot;51-100&quot;;3;IF([.H127]=&quot;10-50&quot;;2;IF([.H12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28]=&quot;&gt;100&quot;;4;IF([.H128]=&quot;51-100&quot;;3;IF([.H128]=&quot;10-50&quot;;2;IF([.H12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29]=&quot;&gt;100&quot;;4;IF([.H129]=&quot;51-100&quot;;3;IF([.H129]=&quot;10-50&quot;;2;IF([.H129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30]=&quot;&gt;100&quot;;4;IF([.H130]=&quot;51-100&quot;;3;IF([.H130]=&quot;10-50&quot;;2;IF([.H130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31]=&quot;&gt;100&quot;;4;IF([.H131]=&quot;51-100&quot;;3;IF([.H131]=&quot;10-50&quot;;2;IF([.H131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32]=&quot;&gt;100&quot;;4;IF([.H132]=&quot;51-100&quot;;3;IF([.H132]=&quot;10-50&quot;;2;IF([.H132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33]=&quot;&gt;100&quot;;4;IF([.H133]=&quot;51-100&quot;;3;IF([.H133]=&quot;10-50&quot;;2;IF([.H133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34]=&quot;&gt;100&quot;;4;IF([.H134]=&quot;51-100&quot;;3;IF([.H134]=&quot;10-50&quot;;2;IF([.H134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135]=&quot;&gt;100&quot;;4;IF([.H135]=&quot;51-100&quot;;3;IF([.H135]=&quot;10-50&quot;;2;IF([.H135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136]=&quot;&gt;100&quot;;4;IF([.H136]=&quot;51-100&quot;;3;IF([.H136]=&quot;10-50&quot;;2;IF([.H136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37]=&quot;&gt;100&quot;;4;IF([.H137]=&quot;51-100&quot;;3;IF([.H137]=&quot;10-50&quot;;2;IF([.H137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38]=&quot;&gt;100&quot;;4;IF([.H138]=&quot;51-100&quot;;3;IF([.H138]=&quot;10-50&quot;;2;IF([.H13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39]=&quot;&gt;100&quot;;4;IF([.H139]=&quot;51-100&quot;;3;IF([.H139]=&quot;10-50&quot;;2;IF([.H139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40]=&quot;&gt;100&quot;;4;IF([.H140]=&quot;51-100&quot;;3;IF([.H140]=&quot;10-50&quot;;2;IF([.H140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41]=&quot;&gt;100&quot;;4;IF([.H141]=&quot;51-100&quot;;3;IF([.H141]=&quot;10-50&quot;;2;IF([.H141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42]=&quot;&gt;100&quot;;4;IF([.H142]=&quot;51-100&quot;;3;IF([.H142]=&quot;10-50&quot;;2;IF([.H142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143]=&quot;&gt;100&quot;;4;IF([.H143]=&quot;51-100&quot;;3;IF([.H143]=&quot;10-50&quot;;2;IF([.H143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51-100</text:p>
          </table:table-cell>
          <table:table-cell table:formula="of:=IF([.H144]=&quot;&gt;100&quot;;4;IF([.H144]=&quot;51-100&quot;;3;IF([.H144]=&quot;10-50&quot;;2;IF([.H144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rown</text:p>
          </table:table-cell>
          <table:table-cell office:value-type="string" calcext:value-type="string">
            <text:p>&gt;100</text:p>
          </table:table-cell>
          <table:table-cell table:formula="of:=IF([.H145]=&quot;&gt;100&quot;;4;IF([.H145]=&quot;51-100&quot;;3;IF([.H145]=&quot;10-50&quot;;2;IF([.H145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7" calcext:value-type="date">
            <text:p>7 Jul 20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51-100</text:p>
          </table:table-cell>
          <table:table-cell table:formula="of:=IF([.H146]=&quot;&gt;100&quot;;4;IF([.H146]=&quot;51-100&quot;;3;IF([.H146]=&quot;10-50&quot;;2;IF([.H146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47]=&quot;&gt;100&quot;;4;IF([.H147]=&quot;51-100&quot;;3;IF([.H147]=&quot;10-50&quot;;2;IF([.H14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48]=&quot;&gt;100&quot;;4;IF([.H148]=&quot;51-100&quot;;3;IF([.H148]=&quot;10-50&quot;;2;IF([.H14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49]=&quot;&gt;100&quot;;4;IF([.H149]=&quot;51-100&quot;;3;IF([.H149]=&quot;10-50&quot;;2;IF([.H149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150]=&quot;&gt;100&quot;;4;IF([.H150]=&quot;51-100&quot;;3;IF([.H150]=&quot;10-50&quot;;2;IF([.H150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51]=&quot;&gt;100&quot;;4;IF([.H151]=&quot;51-100&quot;;3;IF([.H151]=&quot;10-50&quot;;2;IF([.H151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52]=&quot;&gt;100&quot;;4;IF([.H152]=&quot;51-100&quot;;3;IF([.H152]=&quot;10-50&quot;;2;IF([.H152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53]=&quot;&gt;100&quot;;4;IF([.H153]=&quot;51-100&quot;;3;IF([.H153]=&quot;10-50&quot;;2;IF([.H153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54]=&quot;&gt;100&quot;;4;IF([.H154]=&quot;51-100&quot;;3;IF([.H154]=&quot;10-50&quot;;2;IF([.H154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55]=&quot;&gt;100&quot;;4;IF([.H155]=&quot;51-100&quot;;3;IF([.H155]=&quot;10-50&quot;;2;IF([.H155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56]=&quot;&gt;100&quot;;4;IF([.H156]=&quot;51-100&quot;;3;IF([.H156]=&quot;10-50&quot;;2;IF([.H156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57]=&quot;&gt;100&quot;;4;IF([.H157]=&quot;51-100&quot;;3;IF([.H157]=&quot;10-50&quot;;2;IF([.H157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gt;100</text:p>
          </table:table-cell>
          <table:table-cell table:formula="of:=IF([.H158]=&quot;&gt;100&quot;;4;IF([.H158]=&quot;51-100&quot;;3;IF([.H158]=&quot;10-50&quot;;2;IF([.H158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&lt;10</text:p>
          </table:table-cell>
          <table:table-cell table:formula="of:=IF([.H159]=&quot;&gt;100&quot;;4;IF([.H159]=&quot;51-100&quot;;3;IF([.H159]=&quot;10-50&quot;;2;IF([.H159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160]=&quot;&gt;100&quot;;4;IF([.H160]=&quot;51-100&quot;;3;IF([.H160]=&quot;10-50&quot;;2;IF([.H160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big black</text:p>
          </table:table-cell>
          <table:table-cell office:value-type="string" calcext:value-type="string">
            <text:p>&lt;10</text:p>
          </table:table-cell>
          <table:table-cell table:formula="of:=IF([.H161]=&quot;&gt;100&quot;;4;IF([.H161]=&quot;51-100&quot;;3;IF([.H161]=&quot;10-50&quot;;2;IF([.H161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62]=&quot;&gt;100&quot;;4;IF([.H162]=&quot;51-100&quot;;3;IF([.H162]=&quot;10-50&quot;;2;IF([.H162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&lt;10</text:p>
          </table:table-cell>
          <table:table-cell table:formula="of:=IF([.H163]=&quot;&gt;100&quot;;4;IF([.H163]=&quot;51-100&quot;;3;IF([.H163]=&quot;10-50&quot;;2;IF([.H163]=&quot;&lt;10&quot;;1;0))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164]=&quot;&gt;100&quot;;4;IF([.H164]=&quot;51-100&quot;;3;IF([.H164]=&quot;10-50&quot;;2;IF([.H164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165]=&quot;&gt;100&quot;;4;IF([.H165]=&quot;51-100&quot;;3;IF([.H165]=&quot;10-50&quot;;2;IF([.H165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51-100</text:p>
          </table:table-cell>
          <table:table-cell table:formula="of:=IF([.H166]=&quot;&gt;100&quot;;4;IF([.H166]=&quot;51-100&quot;;3;IF([.H166]=&quot;10-50&quot;;2;IF([.H166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67]=&quot;&gt;100&quot;;4;IF([.H167]=&quot;51-100&quot;;3;IF([.H167]=&quot;10-50&quot;;2;IF([.H167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68]=&quot;&gt;100&quot;;4;IF([.H168]=&quot;51-100&quot;;3;IF([.H168]=&quot;10-50&quot;;2;IF([.H168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lack</text:p>
          </table:table-cell>
          <table:table-cell office:value-type="string" calcext:value-type="string">
            <text:p>10-50</text:p>
          </table:table-cell>
          <table:table-cell table:formula="of:=IF([.H169]=&quot;&gt;100&quot;;4;IF([.H169]=&quot;51-100&quot;;3;IF([.H169]=&quot;10-50&quot;;2;IF([.H169]=&quot;&lt;10&quot;;1;0))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IF([.H170]=&quot;&gt;100&quot;;4;IF([.H170]=&quot;51-100&quot;;3;IF([.H170]=&quot;10-50&quot;;2;IF([.H170]=&quot;&lt;10&quot;;1;0)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mall brown</text:p>
          </table:table-cell>
          <table:table-cell office:value-type="string" calcext:value-type="string">
            <text:p>&gt;100</text:p>
          </table:table-cell>
          <table:table-cell table:formula="of:=IF([.H171]=&quot;&gt;100&quot;;4;IF([.H171]=&quot;51-100&quot;;3;IF([.H171]=&quot;10-50&quot;;2;IF([.H171]=&quot;&lt;10&quot;;1;0))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 brown</text:p>
          </table:table-cell>
          <table:table-cell office:value-type="string" calcext:value-type="string">
            <text:p>51-100</text:p>
          </table:table-cell>
          <table:table-cell table:formula="of:=IF([.H172]=&quot;&gt;100&quot;;4;IF([.H172]=&quot;51-100&quot;;3;IF([.H172]=&quot;10-50&quot;;2;IF([.H172]=&quot;&lt;10&quot;;1;0))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Austin</text:p>
          </table:table-cell>
          <table:table-cell office:value-type="date" office:date-value="2017-07-08" calcext:value-type="date">
            <text:p>8 Jul 20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big brown</text:p>
          </table:table-cell>
          <table:table-cell office:value-type="string" calcext:value-type="string">
            <text:p>&lt;10</text:p>
          </table:table-cell>
          <table:table-cell table:formula="of:=IF([.H173]=&quot;&gt;100&quot;;4;IF([.H173]=&quot;51-100&quot;;3;IF([.H173]=&quot;10-50&quot;;2;IF([.H173]=&quot;&lt;10&quot;;1;0))))" office:value-type="float" office:value="1" calcext:value-type="float">
            <text:p>1</text:p>
          </table:table-cell>
          <table:table-cell/>
        </table:table-row>
        <table:table-row table:style-name="ro1" table:number-rows-repeated="10484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02:30:11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40S</meta:editing-duration>
    <meta:editing-cycles>10</meta:editing-cycles>
    <meta:generator>LibreOffice/5.3.3.2$Windows_x86 LibreOffice_project/3d9a8b4b4e538a85e0782bd6c2d430bafe583448</meta:generator>
    <dc:date>2017-05-25T06:04:01.838000000</dc:date>
    <meta:document-statistic meta:table-count="3" meta:cell-count="1558" meta:object-count="0"/>
    <meta:user-defined meta:name="Info 1"/>
    <meta:user-defined meta:name="Info 2"/>
    <meta:user-defined meta:name="Info 3"/>
    <meta:user-defined meta:name="Info 4"/>
  </office:meta>
</office:document-meta>
</file>